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5ab2" officeooo:paragraph-rsid="00115ab2"/>
    </style:style>
    <style:style style:name="P2" style:family="paragraph" style:parent-style-name="Standard" style:list-style-name="L1">
      <style:text-properties officeooo:rsid="00115ab2" officeooo:paragraph-rsid="00115ab2"/>
    </style:style>
    <style:style style:name="P3" style:family="paragraph" style:parent-style-name="Standard" style:list-style-name="L1">
      <style:text-properties officeooo:rsid="001342ca" officeooo:paragraph-rsid="001342ca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officeooo:rsid="001342ca"/>
    </style:style>
    <style:style style:name="T3" style:family="text">
      <style:text-properties officeooo:rsid="001416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 3:</text:span> Times are changing again</text:p>
      <text:p text:style-name="P1"/>
      <text:p text:style-name="P1">Keywords:</text:p>
      <text:list xml:id="list9107831275622418043" text:style-name="L1">
        <text:list-item>
          <text:p text:style-name="P2">Technological <text:span text:style-name="T2">revolution</text:span></text:p>
        </text:list-item>
        <text:list-item>
          <text:p text:style-name="P2">Fashion</text:p>
        </text:list-item>
        <text:list-item>
          <text:p text:style-name="P2">Baby-boomers</text:p>
        </text:list-item>
        <text:list-item>
          <text:p text:style-name="P2">Consumerism</text:p>
        </text:list-item>
        <text:list-item>
          <text:p text:style-name="P3">Drugs</text:p>
        </text:list-item>
        <text:list-item>
          <text:p text:style-name="P3">Hippy anti-establishmentarianism <text:span text:style-name="T3">(hippies)</text:span></text:p>
        </text:list-item>
        <text:list-item>
          <text:p text:style-name="P3">Sexual revolu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35:56.076000000</meta:creation-date>
    <dc:date>2018-12-03T15:09:09.615000000</dc:date>
    <meta:editing-duration>PT22M59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9" meta:word-count="25" meta:character-count="165" meta:non-whitespace-character-count="156"/>
  </office:meta>
</office:document-meta>
</file>